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3.052cm" fo:min-width="4.07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3.558cm" fo:min-width="4.07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02cm" fo:min-width="4.07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3.052cm" fo:min-width="5.28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679cm" fo:min-width="5.28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02cm" fo:min-width="5.28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2.29cm" fo:min-width="4.07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2.949cm" fo:min-width="4.07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555cm" fo:min-width="4.0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4.572cm" svg:height="3.302cm" svg:x="3.54cm" svg:y="20.696cm">
            <text:p text:style-name="P1">+ __init__ (…)</text:p>
            <text:p text:style-name="P1">+ move (…)</text:p>
            <text:p text:style-name="P1">+ lose_life( )</text:p>
            <text:p text:style-name="P1">+ is_alive( )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572cm" svg:height="3.808cm" svg:x="3.54cm" svg:y="16.896cm">
            <text:p text:style-name="P1">+ speed</text:p>
            <text:p text:style-name="P1">+ size</text:p>
            <text:p text:style-name="P1">+ pos</text:p>
            <text:p text:style-name="P1">+ life</text:p>
            <text:p text:style-name="P1">+ _alive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72cm" svg:height="1.27cm" svg:x="3.54cm" svg:y="15.716cm">
            <text:p text:style-name="P1">MovingObject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4" draw:text-style-name="P2" draw:layer="layout" svg:width="5.781cm" svg:height="3.302cm" svg:x="3.332cm" svg:y="8.276cm">
            <text:p text:style-name="P1">+ __init__ (…)</text:p>
            <text:p text:style-name="P1">+ move (…)</text:p>
            <text:p text:style-name="P1">+ inspect(...)</text:p>
            <text:p text:style-name="P1">+ draw(...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5.781cm" svg:height="1.929cm" svg:x="3.332cm" svg:y="6.347cm">
            <text:p text:style-name="P1">+ img</text:p>
            <text:p text:style-name="P1">+ siz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.781cm" svg:height="1.27cm" svg:x="3.332cm" svg:y="5.167cm">
            <text:p text:style-name="P3">Bal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4.572cm" svg:height="2.54cm" svg:x="12.032cm" svg:y="9.546cm">
            <text:p text:style-name="P1">+ __init__ (…)</text:p>
            <text:p text:style-name="P1">+ move (…)</text:p>
            <text:p text:style-name="P1">+ draw (...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4.572cm" svg:height="3.199cm" svg:x="12.032cm" svg:y="6.347cm">
            <text:p text:style-name="P1">+ pos</text:p>
            <text:p text:style-name="P1">+ col</text:p>
            <text:p text:style-name="P1">+ width</text:p>
            <text:p text:style-name="P1">+ he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72cm" svg:height="1.27cm" svg:x="12.032cm" svg:y="5.167cm">
            <text:p text:style-name="P3">Mirro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yout" svg:width="4.572cm" svg:height="1.857cm" svg:x="17.332cm" svg:y="10.147cm">
            <text:p text:style-name="P1">+ __init__ (…)</text:p>
            <text:p text:style-name="P1">+ draw(...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572cm" svg:height="3.808cm" svg:x="17.332cm" svg:y="6.347cm">
            <text:p text:style-name="P1">+ col</text:p>
            <text:p text:style-name="P1">+ pos</text:p>
            <text:p text:style-name="P1">+ width</text:p>
            <text:p text:style-name="P1">+ height</text:p>
            <text:p text:style-name="P1">+ rend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72cm" svg:height="1.27cm" svg:x="17.332cm" svg:y="5.167cm">
            <text:p text:style-name="P3">Ballo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4" draw:layer="controls" svg:x1="5.826cm" svg:y1="15.716cm" svg:x2="6.222cm" svg:y2="11.578cm" draw:start-shape="id1" draw:start-glue-point="0" draw:end-shape="id2" svg:d="M5826 15716v-2069h396v-2069" svg:viewBox="0 0 397 4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32cm" fo:margin-bottom="0.32cm" fo:margin-left="0.32cm" fo:margin-right="0.32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1.1$Windows_X86_64 LibreOffice_project/60bfb1526849283ce2491346ed2aa51c465abfe6</meta:generator>
    <dc:date>2020-02-19T21:54:52.271000000</dc:date>
    <meta:editing-duration>PT31M57S</meta:editing-duration>
    <meta:editing-cycles>3</meta:editing-cycles>
    <meta:document-statistic meta:object-count="17"/>
  </office:meta>
</office:document-meta>
</file>